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string">
            <text:p>What bought</text:p>
          </table:table-cell>
          <table:table-cell table:style-name="Default" office:value-type="string">
            <text:p>date</text:p>
          </table:table-cell>
          <table:table-cell office:value-type="string">
            <text:p>currency</text:p>
          </table:table-cell>
          <table:table-cell office:value-type="string">
            <text:p>amount</text:p>
          </table:table-cell>
          <table:table-cell office:value-type="string">
            <text:p>Canadian</text:p>
          </table:table-cell>
          <table:table-cell office:value-type="string">
            <text:p>notes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string">
            <text:p>passport photo</text:p>
          </table:table-cell>
          <table:table-cell office:value-type="date" office:date-value="2011-01-04">
            <text:p>04/01/11</text:p>
          </table:table-cell>
          <table:table-cell office:value-type="string">
            <text:p>CAD</text:p>
          </table:table-cell>
          <table:table-cell office:value-type="float" office:value="10">
            <text:p>10</text:p>
          </table:table-cell>
          <table:table-cell table:formula="of:=IF([.C2]=&quot;R&quot;;[.D2]/1.67;[.D2])" office:value-type="float" office:value="10">
            <text:p>10</text:p>
          </table:table-cell>
          <table:table-cell/>
          <table:table-cell table:formula="of:=SUM([.E2:.E39])" office:value-type="float" office:value="4538.27347305389">
            <text:p>4538.27347305389</text:p>
          </table:table-cell>
        </table:table-row>
        <table:table-row table:style-name="ro1">
          <table:table-cell office:value-type="string">
            <text:p>Brazil visa (+ Alathea?)</text:p>
          </table:table-cell>
          <table:table-cell office:value-type="date" office:date-value="2011-01-05">
            <text:p>05/01/11</text:p>
          </table:table-cell>
          <table:table-cell office:value-type="string">
            <text:p>CAD</text:p>
          </table:table-cell>
          <table:table-cell office:value-type="float" office:value="256.25">
            <text:p>256.25</text:p>
          </table:table-cell>
          <table:table-cell table:formula="of:=IF([.C3]=&quot;R&quot;;[.D3]/1.67;[.D3])" office:value-type="float" office:value="256.25">
            <text:p>256.25</text:p>
          </table:table-cell>
          <table:table-cell office:value-type="string">
            <text:p>canadian visas are 81.25, must have been more for americans</text:p>
          </table:table-cell>
          <table:table-cell/>
        </table:table-row>
        <table:table-row table:style-name="ro1">
          <table:table-cell office:value-type="string">
            <text:p>3 vets supplies</text:p>
          </table:table-cell>
          <table:table-cell office:value-type="date" office:date-value="2011-01-21">
            <text:p>21/01/11</text:p>
          </table:table-cell>
          <table:table-cell office:value-type="string">
            <text:p>CAD</text:p>
          </table:table-cell>
          <table:table-cell office:value-type="float" office:value="54.88">
            <text:p>54.88</text:p>
          </table:table-cell>
          <table:table-cell table:formula="of:=IF([.C4]=&quot;R&quot;;[.D4]/1.67;[.D4])" office:value-type="float" office:value="54.88">
            <text:p>54.88</text:p>
          </table:table-cell>
          <table:table-cell table:number-columns-repeated="2"/>
        </table:table-row>
        <table:table-row table:style-name="ro1">
          <table:table-cell office:value-type="string">
            <text:p>Canadian tire supplies</text:p>
          </table:table-cell>
          <table:table-cell office:value-type="date" office:date-value="2011-01-21">
            <text:p>21/01/11</text:p>
          </table:table-cell>
          <table:table-cell office:value-type="string">
            <text:p>CAD</text:p>
          </table:table-cell>
          <table:table-cell office:value-type="float" office:value="36.86">
            <text:p>36.86</text:p>
          </table:table-cell>
          <table:table-cell table:formula="of:=IF([.C5]=&quot;R&quot;;[.D5]/1.67;[.D5])" office:value-type="float" office:value="36.86">
            <text:p>36.86</text:p>
          </table:table-cell>
          <table:table-cell table:number-columns-repeated="2"/>
        </table:table-row>
        <table:table-row table:style-name="ro1">
          <table:table-cell office:value-type="string">
            <text:p>3 vets equipment</text:p>
          </table:table-cell>
          <table:table-cell office:value-type="date" office:date-value="2011-01-21">
            <text:p>21/01/11</text:p>
          </table:table-cell>
          <table:table-cell office:value-type="string">
            <text:p>CAD</text:p>
          </table:table-cell>
          <table:table-cell office:value-type="float" office:value="160.72">
            <text:p>160.72</text:p>
          </table:table-cell>
          <table:table-cell table:formula="of:=IF([.C6]=&quot;R&quot;;[.D6]/1.67;[.D6])" office:value-type="float" office:value="160.72">
            <text:p>160.72</text:p>
          </table:table-cell>
          <table:table-cell table:number-columns-repeated="2"/>
        </table:table-row>
        <table:table-row table:style-name="ro1">
          <table:table-cell office:value-type="string">
            <text:p>vaccines</text:p>
          </table:table-cell>
          <table:table-cell office:value-type="date" office:date-value="2011-01-28">
            <text:p>28/01/11</text:p>
          </table:table-cell>
          <table:table-cell office:value-type="string">
            <text:p>CAD</text:p>
          </table:table-cell>
          <table:table-cell office:value-type="float" office:value="210">
            <text:p>210</text:p>
          </table:table-cell>
          <table:table-cell table:formula="of:=IF([.C7]=&quot;R&quot;;[.D7]/1.67;[.D7])" office:value-type="float" office:value="210">
            <text:p>210</text:p>
          </table:table-cell>
          <table:table-cell table:number-columns-repeated="2"/>
        </table:table-row>
        <table:table-row table:style-name="ro1">
          <table:table-cell office:value-type="string">
            <text:p>cab to airport</text:p>
          </table:table-cell>
          <table:table-cell office:value-type="date" office:date-value="2011-02-03">
            <text:p>03/02/11</text:p>
          </table:table-cell>
          <table:table-cell office:value-type="string">
            <text:p>CAD</text:p>
          </table:table-cell>
          <table:table-cell office:value-type="float" office:value="41">
            <text:p>41</text:p>
          </table:table-cell>
          <table:table-cell table:formula="of:=IF([.C8]=&quot;R&quot;;[.D8]/1.67;[.D8])"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string">
            <text:p>duct tape</text:p>
          </table:table-cell>
          <table:table-cell office:value-type="date" office:date-value="2011-02-24">
            <text:p>24/02/11</text:p>
          </table:table-cell>
          <table:table-cell office:value-type="string">
            <text:p>R</text:p>
          </table:table-cell>
          <table:table-cell office:value-type="float" office:value="17.64">
            <text:p>17.64</text:p>
          </table:table-cell>
          <table:table-cell table:formula="of:=IF([.C9]=&quot;R&quot;;[.D9]/1.67;[.D9])" office:value-type="float" office:value="10.562874251497">
            <text:p>10.562874251497</text:p>
          </table:table-cell>
          <table:table-cell table:number-columns-repeated="2"/>
        </table:table-row>
        <table:table-row table:style-name="ro1">
          <table:table-cell office:value-type="string">
            <text:p>food</text:p>
          </table:table-cell>
          <table:table-cell office:value-type="date" office:date-value="2011-03-01">
            <text:p>01/03/11</text:p>
          </table:table-cell>
          <table:table-cell office:value-type="string">
            <text:p>R</text:p>
          </table:table-cell>
          <table:table-cell office:value-type="float" office:value="187.84">
            <text:p>187.84</text:p>
          </table:table-cell>
          <table:table-cell table:formula="of:=IF([.C10]=&quot;R&quot;;[.D10]/1.67;[.D10])" office:value-type="float" office:value="112.479041916168">
            <text:p>112.479041916168</text:p>
          </table:table-cell>
          <table:table-cell office:value-type="string">
            <text:p>receipt says 155.84, but there were purchases from the market</text:p>
          </table:table-cell>
          <table:table-cell/>
        </table:table-row>
        <table:table-row table:style-name="ro1">
          <table:table-cell office:value-type="string">
            <text:p>silvertape and arame</text:p>
          </table:table-cell>
          <table:table-cell office:value-type="date" office:date-value="2011-03-08">
            <text:p>08/03/11</text:p>
          </table:table-cell>
          <table:table-cell office:value-type="string">
            <text:p>R</text:p>
          </table:table-cell>
          <table:table-cell office:value-type="float" office:value="102">
            <text:p>102</text:p>
          </table:table-cell>
          <table:table-cell table:formula="of:=IF([.C11]=&quot;R&quot;;[.D11]/1.67;[.D11])" office:value-type="float" office:value="61.0778443113773">
            <text:p>61.0778443113773</text:p>
          </table:table-cell>
          <table:table-cell table:number-columns-repeated="2"/>
        </table:table-row>
        <table:table-row table:style-name="ro1">
          <table:table-cell office:value-type="string">
            <text:p>ice</text:p>
          </table:table-cell>
          <table:table-cell office:value-type="date" office:date-value="2011-03-09">
            <text:p>09/03/11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table:formula="of:=IF([.C12]=&quot;R&quot;;[.D12]/1.67;[.D12])" office:value-type="float" office:value="3.59281437125749">
            <text:p>3.59281437125749</text:p>
          </table:table-cell>
          <table:table-cell table:number-columns-repeated="2"/>
        </table:table-row>
        <table:table-row table:style-name="ro1">
          <table:table-cell office:value-type="string">
            <text:p>food</text:p>
          </table:table-cell>
          <table:table-cell office:value-type="date" office:date-value="2011-03-09">
            <text:p>09/03/11</text:p>
          </table:table-cell>
          <table:table-cell office:value-type="string">
            <text:p>R</text:p>
          </table:table-cell>
          <table:table-cell office:value-type="float" office:value="141.98">
            <text:p>141.98</text:p>
          </table:table-cell>
          <table:table-cell table:formula="of:=IF([.C13]=&quot;R&quot;;[.D13]/1.67;[.D13])" office:value-type="float" office:value="85.0179640718563">
            <text:p>85.0179640718563</text:p>
          </table:table-cell>
          <table:table-cell table:number-columns-repeated="2"/>
        </table:table-row>
        <table:table-row table:style-name="ro1">
          <table:table-cell office:value-type="string">
            <text:p>food</text:p>
          </table:table-cell>
          <table:table-cell office:value-type="date" office:date-value="2011-03-10">
            <text:p>10/03/11</text:p>
          </table:table-cell>
          <table:table-cell office:value-type="string">
            <text:p>R</text:p>
          </table:table-cell>
          <table:table-cell office:value-type="float" office:value="234.96">
            <text:p>234.96</text:p>
          </table:table-cell>
          <table:table-cell table:formula="of:=IF([.C14]=&quot;R&quot;;[.D14]/1.67;[.D14])" office:value-type="float" office:value="140.694610778443">
            <text:p>140.69461077844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unch</text:p>
          </table:table-cell>
          <table:table-cell office:value-type="date" office:date-value="2011-03-09">
            <text:p>09/03/11</text:p>
          </table:table-cell>
          <table:table-cell office:value-type="string">
            <text:p>R</text:p>
          </table:table-cell>
          <table:table-cell office:value-type="float" office:value="15">
            <text:p>15</text:p>
          </table:table-cell>
          <table:table-cell table:formula="of:=IF([.C15]=&quot;R&quot;;[.D15]/1.67;[.D15])" office:value-type="float" office:value="8.98203592814371">
            <text:p>8.98203592814371</text:p>
          </table:table-cell>
          <table:table-cell table:number-columns-repeated="2"/>
        </table:table-row>
        <table:table-row table:style-name="ro1">
          <table:table-cell office:value-type="string">
            <text:p>ice</text:p>
          </table:table-cell>
          <table:table-cell office:value-type="date" office:date-value="2011-03-16">
            <text:p>16/03/11</text:p>
          </table:table-cell>
          <table:table-cell office:value-type="string">
            <text:p>R</text:p>
          </table:table-cell>
          <table:table-cell office:value-type="float" office:value="15">
            <text:p>15</text:p>
          </table:table-cell>
          <table:table-cell table:formula="of:=IF([.C16]=&quot;R&quot;;[.D16]/1.67;[.D16])" office:value-type="float" office:value="8.98203592814371">
            <text:p>8.98203592814371</text:p>
          </table:table-cell>
          <table:table-cell table:number-columns-repeated="2"/>
        </table:table-row>
        <table:table-row table:style-name="ro1">
          <table:table-cell office:value-type="string">
            <text:p>ice</text:p>
          </table:table-cell>
          <table:table-cell office:value-type="date" office:date-value="2011-03-13">
            <text:p>13/03/11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table:formula="of:=IF([.C17]=&quot;R&quot;;[.D17]/1.67;[.D17])" office:value-type="float" office:value="3.59281437125749">
            <text:p>3.59281437125749</text:p>
          </table:table-cell>
          <table:table-cell office:value-type="string">
            <text:p>no receipt</text:p>
          </table:table-cell>
          <table:table-cell/>
        </table:table-row>
        <table:table-row table:style-name="ro1">
          <table:table-cell office:value-type="string">
            <text:p>food</text:p>
          </table:table-cell>
          <table:table-cell office:value-type="date" office:date-value="2011-03-16">
            <text:p>16/03/11</text:p>
          </table:table-cell>
          <table:table-cell office:value-type="string">
            <text:p>R</text:p>
          </table:table-cell>
          <table:table-cell office:value-type="float" office:value="200.14">
            <text:p>200.14</text:p>
          </table:table-cell>
          <table:table-cell table:formula="of:=IF([.C18]=&quot;R&quot;;[.D18]/1.67;[.D18])" office:value-type="float" office:value="119.844311377246">
            <text:p>119.844311377246</text:p>
          </table:table-cell>
          <table:table-cell table:number-columns-repeated="2"/>
        </table:table-row>
        <table:table-row table:style-name="ro1">
          <table:table-cell office:value-type="string">
            <text:p>food</text:p>
          </table:table-cell>
          <table:table-cell office:value-type="date" office:date-value="2011-03-16">
            <text:p>16/03/11</text:p>
          </table:table-cell>
          <table:table-cell office:value-type="string">
            <text:p>R</text:p>
          </table:table-cell>
          <table:table-cell office:value-type="float" office:value="55.71">
            <text:p>55.71</text:p>
          </table:table-cell>
          <table:table-cell table:formula="of:=IF([.C19]=&quot;R&quot;;[.D19]/1.67;[.D19])" office:value-type="float" office:value="33.3592814371258">
            <text:p>33.3592814371258</text:p>
          </table:table-cell>
          <table:table-cell table:number-columns-repeated="2"/>
        </table:table-row>
        <table:table-row table:style-name="ro1">
          <table:table-cell office:value-type="string">
            <text:p>food</text:p>
          </table:table-cell>
          <table:table-cell office:value-type="date" office:date-value="2011-03-26">
            <text:p>26/03/11</text:p>
          </table:table-cell>
          <table:table-cell office:value-type="string">
            <text:p>R</text:p>
          </table:table-cell>
          <table:table-cell office:value-type="float" office:value="73.26">
            <text:p>73.26</text:p>
          </table:table-cell>
          <table:table-cell table:formula="of:=IF([.C20]=&quot;R&quot;;[.D20]/1.67;[.D20])" office:value-type="float" office:value="43.8682634730539">
            <text:p>43.8682634730539</text:p>
          </table:table-cell>
          <table:table-cell table:number-columns-repeated="2"/>
        </table:table-row>
        <table:table-row table:style-name="ro1">
          <table:table-cell office:value-type="string">
            <text:p>food</text:p>
          </table:table-cell>
          <table:table-cell office:value-type="date" office:date-value="2011-03-26">
            <text:p>26/03/11</text:p>
          </table:table-cell>
          <table:table-cell office:value-type="string">
            <text:p>R</text:p>
          </table:table-cell>
          <table:table-cell office:value-type="float" office:value="186.62">
            <text:p>186.62</text:p>
          </table:table-cell>
          <table:table-cell table:formula="of:=IF([.C21]=&quot;R&quot;;[.D21]/1.67;[.D21])" office:value-type="float" office:value="111.748502994012">
            <text:p>111.748502994012</text:p>
          </table:table-cell>
          <table:table-cell table:number-columns-repeated="2"/>
        </table:table-row>
        <table:table-row table:style-name="ro1">
          <table:table-cell office:value-type="string">
            <text:p>ice</text:p>
          </table:table-cell>
          <table:table-cell office:value-type="date" office:date-value="2011-03-30">
            <text:p>30/03/11</text:p>
          </table:table-cell>
          <table:table-cell office:value-type="string">
            <text:p>R</text:p>
          </table:table-cell>
          <table:table-cell office:value-type="float" office:value="2.5">
            <text:p>2.5</text:p>
          </table:table-cell>
          <table:table-cell table:formula="of:=IF([.C22]=&quot;R&quot;;[.D22]/1.67;[.D22])" office:value-type="float" office:value="1.49700598802395">
            <text:p>1.49700598802395</text:p>
          </table:table-cell>
          <table:table-cell table:number-columns-repeated="2"/>
        </table:table-row>
        <table:table-row table:style-name="ro1">
          <table:table-cell office:value-type="string">
            <text:p>food</text:p>
          </table:table-cell>
          <table:table-cell office:value-type="date" office:date-value="2011-04-01">
            <text:p>01/04/11</text:p>
          </table:table-cell>
          <table:table-cell office:value-type="string">
            <text:p>R</text:p>
          </table:table-cell>
          <table:table-cell office:value-type="float" office:value="75.48">
            <text:p>75.48</text:p>
          </table:table-cell>
          <table:table-cell table:formula="of:=IF([.C23]=&quot;R&quot;;[.D23]/1.67;[.D23])" office:value-type="float" office:value="45.1976047904192">
            <text:p>45.1976047904192</text:p>
          </table:table-cell>
          <table:table-cell table:number-columns-repeated="2"/>
        </table:table-row>
        <table:table-row table:style-name="ro1">
          <table:table-cell office:value-type="string">
            <text:p>food</text:p>
          </table:table-cell>
          <table:table-cell office:value-type="date" office:date-value="2011-04-08">
            <text:p>08/04/11</text:p>
          </table:table-cell>
          <table:table-cell office:value-type="string">
            <text:p>R</text:p>
          </table:table-cell>
          <table:table-cell office:value-type="float" office:value="200.28">
            <text:p>200.28</text:p>
          </table:table-cell>
          <table:table-cell table:formula="of:=IF([.C24]=&quot;R&quot;;[.D24]/1.67;[.D24])" office:value-type="float" office:value="119.928143712575">
            <text:p>119.928143712575</text:p>
          </table:table-cell>
          <table:table-cell table:number-columns-repeated="2"/>
        </table:table-row>
        <table:table-row table:style-name="ro1">
          <table:table-cell office:value-type="string">
            <text:p>food</text:p>
          </table:table-cell>
          <table:table-cell office:value-type="date" office:date-value="2011-04-15">
            <text:p>15/04/11</text:p>
          </table:table-cell>
          <table:table-cell office:value-type="string">
            <text:p>R</text:p>
          </table:table-cell>
          <table:table-cell office:value-type="float" office:value="304.55">
            <text:p>304.55</text:p>
          </table:table-cell>
          <table:table-cell table:formula="of:=IF([.C25]=&quot;R&quot;;[.D25]/1.67;[.D25])" office:value-type="float" office:value="182.365269461078">
            <text:p>182.365269461078</text:p>
          </table:table-cell>
          <table:table-cell table:number-columns-repeated="2"/>
        </table:table-row>
        <table:table-row table:style-name="ro1">
          <table:table-cell office:value-type="string">
            <text:p>food</text:p>
          </table:table-cell>
          <table:table-cell office:value-type="date" office:date-value="2011-04-15">
            <text:p>15/04/11</text:p>
          </table:table-cell>
          <table:table-cell office:value-type="string">
            <text:p>R</text:p>
          </table:table-cell>
          <table:table-cell office:value-type="float" office:value="1.28">
            <text:p>1.28</text:p>
          </table:table-cell>
          <table:table-cell table:formula="of:=IF([.C26]=&quot;R&quot;;[.D26]/1.67;[.D26])" office:value-type="float" office:value="0.766467065868264">
            <text:p>0.766467065868264</text:p>
          </table:table-cell>
          <table:table-cell table:number-columns-repeated="2"/>
        </table:table-row>
        <table:table-row table:style-name="ro1">
          <table:table-cell office:value-type="string">
            <text:p>food</text:p>
          </table:table-cell>
          <table:table-cell office:value-type="date" office:date-value="2011-04-22">
            <text:p>22/04/11</text:p>
          </table:table-cell>
          <table:table-cell office:value-type="string">
            <text:p>R</text:p>
          </table:table-cell>
          <table:table-cell office:value-type="float" office:value="155.88">
            <text:p>155.88</text:p>
          </table:table-cell>
          <table:table-cell table:formula="of:=IF([.C27]=&quot;R&quot;;[.D27]/1.67;[.D27])" office:value-type="float" office:value="93.3413173652695">
            <text:p>93.3413173652695</text:p>
          </table:table-cell>
          <table:table-cell table:number-columns-repeated="2"/>
        </table:table-row>
        <table:table-row table:style-name="ro1">
          <table:table-cell office:value-type="string">
            <text:p>optional personal care things</text:p>
          </table:table-cell>
          <table:table-cell office:value-type="date" office:date-value="2011-04-23">
            <text:p>23/04/11</text:p>
          </table:table-cell>
          <table:table-cell office:value-type="string">
            <text:p>R</text:p>
          </table:table-cell>
          <table:table-cell office:value-type="float" office:value="18.44">
            <text:p>18.44</text:p>
          </table:table-cell>
          <table:table-cell table:formula="of:=IF([.C28]=&quot;R&quot;;[.D28]/1.67;[.D28])" office:value-type="float" office:value="11.0419161676647">
            <text:p>11.0419161676647</text:p>
          </table:table-cell>
          <table:table-cell table:number-columns-repeated="2"/>
        </table:table-row>
        <table:table-row table:style-name="ro1">
          <table:table-cell office:value-type="string">
            <text:p>food</text:p>
          </table:table-cell>
          <table:table-cell office:value-type="date" office:date-value="2011-04-25">
            <text:p>25/04/11</text:p>
          </table:table-cell>
          <table:table-cell office:value-type="string">
            <text:p>R</text:p>
          </table:table-cell>
          <table:table-cell office:value-type="float" office:value="16.56">
            <text:p>16.56</text:p>
          </table:table-cell>
          <table:table-cell table:formula="of:=IF([.C29]=&quot;R&quot;;[.D29]/1.67;[.D29])" office:value-type="float" office:value="9.91616766467066">
            <text:p>9.91616766467066</text:p>
          </table:table-cell>
          <table:table-cell table:number-columns-repeated="2"/>
        </table:table-row>
        <table:table-row table:style-name="ro1">
          <table:table-cell office:value-type="string">
            <text:p>food</text:p>
          </table:table-cell>
          <table:table-cell office:value-type="date" office:date-value="2011-04-29">
            <text:p>29/04/11</text:p>
          </table:table-cell>
          <table:table-cell office:value-type="string">
            <text:p>CAD</text:p>
          </table:table-cell>
          <table:table-cell office:value-type="float" office:value="88.52">
            <text:p>88.52</text:p>
          </table:table-cell>
          <table:table-cell table:formula="of:=IF([.C30]=&quot;R&quot;;[.D30]/1.67;[.D30])" office:value-type="float" office:value="88.52">
            <text:p>88.52</text:p>
          </table:table-cell>
          <table:table-cell table:number-columns-repeated="2"/>
        </table:table-row>
        <table:table-row table:style-name="ro1">
          <table:table-cell office:value-type="string">
            <text:p>food at the bar</text:p>
          </table:table-cell>
          <table:table-cell office:value-type="date" office:date-value="2011-05-01">
            <text:p>01/05/11</text:p>
          </table:table-cell>
          <table:table-cell office:value-type="string">
            <text:p>R</text:p>
          </table:table-cell>
          <table:table-cell office:value-type="float" office:value="152.5">
            <text:p>152.5</text:p>
          </table:table-cell>
          <table:table-cell table:formula="of:=IF([.C31]=&quot;R&quot;;[.D31]/1.67;[.D31])" office:value-type="float" office:value="91.3173652694611">
            <text:p>91.3173652694611</text:p>
          </table:table-cell>
          <table:table-cell table:number-columns-repeated="2"/>
        </table:table-row>
        <table:table-row table:style-name="ro1">
          <table:table-cell office:value-type="string">
            <text:p>lunch</text:p>
          </table:table-cell>
          <table:table-cell office:value-type="date" office:date-value="2011-05-29">
            <text:p>29/05/11</text:p>
          </table:table-cell>
          <table:table-cell office:value-type="string">
            <text:p>R</text:p>
          </table:table-cell>
          <table:table-cell office:value-type="float" office:value="14.5">
            <text:p>14.5</text:p>
          </table:table-cell>
          <table:table-cell table:formula="of:=IF([.C32]=&quot;R&quot;;[.D32]/1.67;[.D32])" office:value-type="float" office:value="8.68263473053892">
            <text:p>8.68263473053892</text:p>
          </table:table-cell>
          <table:table-cell table:number-columns-repeated="2"/>
        </table:table-row>
        <table:table-row table:style-name="ro1">
          <table:table-cell office:value-type="string">
            <text:p>House 5</text:p>
          </table:table-cell>
          <table:table-cell office:value-type="date" office:date-value="2011-05-29">
            <text:p>29/05/11</text:p>
          </table:table-cell>
          <table:table-cell office:value-type="string">
            <text:p>R</text:p>
          </table:table-cell>
          <table:table-cell office:value-type="float" office:value="736">
            <text:p>736</text:p>
          </table:table-cell>
          <table:table-cell table:formula="of:=IF([.C33]=&quot;R&quot;;[.D33]/1.67;[.D33])" office:value-type="float" office:value="440.718562874252">
            <text:p>440.718562874252</text:p>
          </table:table-cell>
          <table:table-cell table:number-columns-repeated="2"/>
        </table:table-row>
        <table:table-row table:style-name="ro1">
          <table:table-cell office:value-type="string">
            <text:p>groceries</text:p>
          </table:table-cell>
          <table:table-cell office:value-type="date" office:date-value="2011-05-29">
            <text:p>29/05/11</text:p>
          </table:table-cell>
          <table:table-cell office:value-type="string">
            <text:p>R</text:p>
          </table:table-cell>
          <table:table-cell office:value-type="float" office:value="88.52">
            <text:p>88.52</text:p>
          </table:table-cell>
          <table:table-cell table:formula="of:=IF([.C34]=&quot;R&quot;;[.D34]/1.67;[.D34])" office:value-type="float" office:value="53.0059880239521">
            <text:p>53.0059880239521</text:p>
          </table:table-cell>
          <table:table-cell table:number-columns-repeated="2"/>
        </table:table-row>
        <table:table-row table:style-name="ro1">
          <table:table-cell office:value-type="string">
            <text:p>boat</text:p>
          </table:table-cell>
          <table:table-cell office:value-type="date" office:date-value="2011-05-29">
            <text:p>29/05/11</text:p>
          </table:table-cell>
          <table:table-cell office:value-type="string">
            <text:p>R</text:p>
          </table:table-cell>
          <table:table-cell office:value-type="float" office:value="100">
            <text:p>100</text:p>
          </table:table-cell>
          <table:table-cell table:formula="of:=IF([.C35]=&quot;R&quot;;[.D35]/1.67;[.D35])" office:value-type="float" office:value="59.8802395209581">
            <text:p>59.8802395209581</text:p>
          </table:table-cell>
          <table:table-cell table:number-columns-repeated="2"/>
        </table:table-row>
        <table:table-row table:style-name="ro1">
          <table:table-cell office:value-type="string">
            <text:p>Ivo's house</text:p>
          </table:table-cell>
          <table:table-cell table:style-name="Default" office:value-type="string">
            <text:p>15 março to 15 abril</text:p>
          </table:table-cell>
          <table:table-cell office:value-type="string">
            <text:p>R</text:p>
          </table:table-cell>
          <table:table-cell office:value-type="float" office:value="1000">
            <text:p>1000</text:p>
          </table:table-cell>
          <table:table-cell table:formula="of:=IF([.C36]=&quot;R&quot;;[.D36]/1.67;[.D36])" office:value-type="float" office:value="598.802395209581">
            <text:p>598.802395209581</text:p>
          </table:table-cell>
          <table:table-cell table:number-columns-repeated="2"/>
        </table:table-row>
        <table:table-row table:style-name="ro1">
          <table:table-cell office:value-type="string">
            <text:p>FLIGHT</text:p>
          </table:table-cell>
          <table:table-cell office:value-type="date" office:date-value="2011-01-03">
            <text:p>03/01/11</text:p>
          </table:table-cell>
          <table:table-cell office:value-type="string">
            <text:p>CAD</text:p>
          </table:table-cell>
          <table:table-cell office:value-type="float" office:value="1219.78">
            <text:p>1219.78</text:p>
          </table:table-cell>
          <table:table-cell table:formula="of:=IF([.C37]=&quot;R&quot;;[.D37]/1.67;[.D37])" office:value-type="float" office:value="1219.78">
            <text:p>1219.78</text:p>
          </table:table-cell>
          <table:table-cell office:value-type="string">
            <text:p>date is approx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formula="of:=IF([.C38]=&quot;R&quot;;[.D38]/1.67;[.D38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table:formula="of:=IF([.C39]=&quot;R&quot;;[.D39]/1.67;[.D39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table:formula="of:=IF([.C40]=&quot;R&quot;;[.D40]/1.67;[.D40])" office:value-type="float" office:value="0">
            <text:p>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F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7">07/09/2011</text:date>, <text:time>17:1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MacDonald</meta:initial-creator>
    <meta:creation-date>2011-09-07T14:20:13</meta:creation-date>
    <meta:generator>OpenOffice.org/3.2$Linux OpenOffice.org_project/320m12$Build-9483</meta:generator>
    <dc:date>2011-09-07T17:13:27</dc:date>
    <dc:creator>Andrew MacDonald</dc:creator>
    <meta:editing-duration>PT02H53M16S</meta:editing-duration>
    <meta:editing-cycles>4</meta:editing-cycles>
    <meta:document-statistic meta:table-count="3" meta:cell-count="201" meta:object-count="0"/>
  </office:meta>
</office:document-meta>
</file>